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lusterDifferences" style:family="table">
      <style:table-properties style:width="17cm" table:align="margins"/>
    </style:style>
    <style:style style:name="ClusterDifferences.A" style:family="table-column">
      <style:table-column-properties style:column-width="8.5cm" style:rel-column-width="32767*"/>
    </style:style>
    <style:style style:name="ClusterDifferences.A1" style:family="table-cell">
      <style:table-cell-properties fo:padding="0.097cm" fo:border-left="0.05pt solid #000000" fo:border-right="none" fo:border-top="0.05pt solid #000000" fo:border-bottom="0.05pt solid #000000"/>
    </style:style>
    <style:style style:name="ClusterDifferences.B1" style:family="table-cell">
      <style:table-cell-properties fo:padding="0.097cm" fo:border="0.05pt solid #000000"/>
    </style:style>
    <style:style style:name="ClusterDifferences.A2" style:family="table-cell">
      <style:table-cell-properties fo:padding="0.097cm" fo:border-left="0.05pt solid #000000" fo:border-right="none" fo:border-top="none" fo:border-bottom="0.05pt solid #000000"/>
    </style:style>
    <style:style style:name="ClusterDiffe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Droid Sans Mono" fo:font-size="10pt" officeooo:paragraph-rsid="002a6f43" loext:padding="0cm" loext:border="none"/>
    </style:style>
    <style:style style:name="P2" style:family="paragraph" style:parent-style-name="Preformatted_20_Text">
      <style:text-properties style:font-name="Liberation Serif" fo:font-size="12pt" officeooo:paragraph-rsid="002efac0" style:font-size-asian="12pt" style:font-size-complex="12pt" loext:padding="0cm" loext:border="none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style:font-name="Droid Sans Mono" fo:font-size="10pt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roid Sans Mono" fo:font-size="10pt" officeooo:paragraph-rsid="002a6f43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Droid Sans Mono" fo:font-size="10pt" officeooo:paragraph-rsid="002aa0f7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fo:color="#000000" style:font-name="Liberation Serif" fo:font-size="12pt" style:text-underline-style="solid" style:text-underline-width="auto" style:text-underline-color="font-color" officeooo:rsid="0026e548" style:font-size-asian="12pt" style:font-size-complex="12pt"/>
    </style:style>
    <style:style style:name="P7" style:family="paragraph" style:parent-style-name="Table_20_Heading">
      <style:text-properties officeooo:rsid="0017e1a0" officeooo:paragraph-rsid="0017e1a0"/>
    </style:style>
    <style:style style:name="P8" style:family="paragraph" style:parent-style-name="Table_20_Contents">
      <style:text-properties style:font-name="Liberation Serif" fo:font-size="12pt" officeooo:rsid="0017e1a0" officeooo:paragraph-rsid="0017e1a0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paragraph-rsid="0017e1a0" style:font-size-asian="12pt" style:font-size-complex="12pt"/>
    </style:style>
    <style:style style:name="P10" style:family="paragraph" style:parent-style-name="Table_20_Contents">
      <style:text-properties style:font-name="Liberation Serif" fo:font-size="12pt" officeooo:rsid="00199287" officeooo:paragraph-rsid="00199287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paragraph-rsid="001b3d76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b3d76" officeooo:paragraph-rsid="001b3d76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1d25f5" officeooo:paragraph-rsid="001d25f5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paragraph-rsid="0020891b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20891b" officeooo:paragraph-rsid="0020891b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218fc1" officeooo:paragraph-rsid="00218fc1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paragraph-rsid="001cb284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paragraph-rsid="00218fc1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2efac0" officeooo:paragraph-rsid="002efac0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paragraph-rsid="002efac0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308c64" officeooo:paragraph-rsid="00308c64" style:font-size-asian="12pt" style:font-size-complex="12pt"/>
    </style:style>
    <style:style style:name="P22" style:family="paragraph" style:parent-style-name="Table_20_Contents">
      <style:text-properties style:font-name="Liberation Serif" fo:font-size="12pt" style:text-underline-style="solid" style:text-underline-width="auto" style:text-underline-color="font-color" officeooo:rsid="0017e1a0" officeooo:paragraph-rsid="0017e1a0" style:font-size-asian="12pt" style:font-size-complex="12pt"/>
    </style:style>
    <style:style style:name="P23" style:family="paragraph" style:parent-style-name="Table_20_Contents">
      <style:text-properties style:font-name="Liberation Serif" fo:font-size="12pt" style:text-underline-style="solid" style:text-underline-width="auto" style:text-underline-color="font-color" fo:font-weight="bold" officeooo:rsid="0017e1a0" officeooo:paragraph-rsid="0017e1a0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erif" fo:font-size="12pt" officeooo:paragraph-rsid="0028b000"/>
    </style:style>
    <style:style style:name="P25" style:family="paragraph" style:parent-style-name="Table_20_Contents">
      <style:text-properties style:font-name="Liberation Serif" fo:font-size="12pt" officeooo:paragraph-rsid="002a6f43"/>
    </style:style>
    <style:style style:name="P26" style:family="paragraph" style:parent-style-name="Table_20_Contents">
      <style:text-properties fo:color="#000000" style:font-name="Liberation Serif" fo:font-size="12pt" style:text-underline-style="solid" style:text-underline-width="auto" style:text-underline-color="font-color" fo:font-weight="bold" officeooo:rsid="0026e548" officeooo:paragraph-rsid="0026e548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color="#000000" style:font-name="Liberation Serif" fo:font-size="12pt" style:text-underline-style="solid" style:text-underline-width="auto" style:text-underline-color="font-color" officeooo:rsid="0028b000" officeooo:paragraph-rsid="0028b000" style:font-size-asian="12pt" style:font-size-complex="12pt"/>
    </style:style>
    <style:style style:name="P28" style:family="paragraph" style:parent-style-name="Table_20_Contents">
      <style:text-properties fo:color="#000000" style:font-name="Liberation Serif" fo:font-size="12pt" officeooo:paragraph-rsid="0028b000" style:font-size-asian="12pt" style:font-size-complex="12pt"/>
    </style:style>
    <style:style style:name="P29" style:family="paragraph" style:parent-style-name="Table_20_Contents">
      <style:text-properties fo:color="#000000" style:font-name="Liberation Serif" fo:font-size="12pt" style:text-underline-style="none" officeooo:paragraph-rsid="0028b000" style:font-size-asian="12pt" style:font-size-complex="12pt"/>
    </style:style>
    <style:style style:name="P30" style:family="paragraph" style:parent-style-name="Table_20_Contents">
      <style:text-properties fo:font-weight="bold" officeooo:rsid="0033039f" officeooo:paragraph-rsid="0033039f" style:font-weight-asian="bold" style:font-weight-complex="bold"/>
    </style:style>
    <style:style style:name="P31" style:family="paragraph" style:parent-style-name="Table_20_Contents">
      <style:text-properties fo:font-weight="bold" officeooo:rsid="00339313" officeooo:paragraph-rsid="00339313" style:font-weight-asian="bold" style:font-weight-complex="bold"/>
    </style:style>
    <style:style style:name="P32" style:family="paragraph" style:parent-style-name="Table_20_Contents">
      <style:text-properties fo:font-weight="bold" officeooo:rsid="0034e847" officeooo:paragraph-rsid="0034e847" style:font-weight-asian="bold" style:font-weight-complex="bold"/>
    </style:style>
    <style:style style:name="P33" style:family="paragraph" style:parent-style-name="Table_20_Contents">
      <style:text-properties fo:font-weight="bold" officeooo:rsid="00372cbc" officeooo:paragraph-rsid="00372cbc" style:font-weight-asian="bold" style:font-weight-complex="bold"/>
    </style:style>
    <style:style style:name="P34" style:family="paragraph" style:parent-style-name="Table_20_Contents">
      <style:text-properties fo:font-weight="normal" officeooo:rsid="0033039f" officeooo:paragraph-rsid="0033039f" style:font-weight-asian="normal" style:font-weight-complex="normal"/>
    </style:style>
    <style:style style:name="P35" style:family="paragraph" style:parent-style-name="Table_20_Contents">
      <style:text-properties fo:font-weight="normal" officeooo:rsid="00339313" officeooo:paragraph-rsid="0033039f" style:font-weight-asian="normal" style:font-weight-complex="normal"/>
    </style:style>
    <style:style style:name="P36" style:family="paragraph" style:parent-style-name="Table_20_Contents">
      <style:text-properties fo:font-weight="normal" officeooo:rsid="0033a369" officeooo:paragraph-rsid="0033a369" style:font-weight-asian="normal" style:font-weight-complex="normal"/>
    </style:style>
    <style:style style:name="P37" style:family="paragraph" style:parent-style-name="Table_20_Contents">
      <style:text-properties fo:font-weight="normal" officeooo:rsid="0034e847" officeooo:paragraph-rsid="0034e847" style:font-weight-asian="normal" style:font-weight-complex="normal"/>
    </style:style>
    <style:style style:name="P38" style:family="paragraph" style:parent-style-name="Table_20_Contents">
      <style:text-properties fo:font-weight="normal" officeooo:rsid="00372cbc" officeooo:paragraph-rsid="00372cbc" style:font-weight-asian="normal" style:font-weight-complex="normal"/>
    </style:style>
    <style:style style:name="T1" style:family="text">
      <style:text-properties officeooo:rsid="0017e1a0"/>
    </style:style>
    <style:style style:name="T2" style:family="text">
      <style:text-properties officeooo:rsid="0017e1a0" loext:padding="0cm" loext:border="none"/>
    </style:style>
    <style:style style:name="T3" style:family="text">
      <style:text-properties officeooo:rsid="00199287" loext:padding="0cm" loext:border="none"/>
    </style:style>
    <style:style style:name="T4" style:family="text">
      <style:text-properties officeooo:rsid="001cb284" loext:padding="0cm" loext:border="none"/>
    </style:style>
    <style:style style:name="T5" style:family="text">
      <style:text-properties officeooo:rsid="0020891b"/>
    </style:style>
    <style:style style:name="T6" style:family="text">
      <style:text-properties officeooo:rsid="00218fc1"/>
    </style:style>
    <style:style style:name="T7" style:family="text">
      <style:text-properties loext:padding="0cm" loext:border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8b000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28b000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26e548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26e548" style:font-weight-asian="bold" style:font-weight-complex="bold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28b000" style:font-weight-asian="bold" style:font-weight-complex="bold" loext:padding="0cm" loext:border="none"/>
    </style:style>
    <style:style style:name="T16" style:family="text">
      <style:text-properties fo:font-variant="normal" fo:text-transform="none" style:font-name="Droid Sans Mono" fo:font-size="10pt" fo:letter-spacing="normal" fo:font-style="normal" fo:font-weight="normal" officeooo:rsid="0028b000" loext:padding="0cm" loext:border="none"/>
    </style:style>
    <style:style style:name="T17" style:family="text">
      <style:text-properties fo:font-variant="normal" fo:text-transform="none" style:font-name="Droid Sans Mono" fo:font-size="10pt" fo:letter-spacing="normal" fo:font-style="normal" fo:font-weight="normal" officeooo:rsid="0028b000" style:font-weight-asian="bold" style:font-weight-complex="bold" loext:padding="0cm" loext:border="none"/>
    </style:style>
    <style:style style:name="T18" style:family="text">
      <style:text-properties fo:font-variant="normal" fo:text-transform="none" fo:color="#000000" fo:letter-spacing="normal" fo:font-style="normal" fo:font-weight="normal" officeooo:rsid="0028b000" style:font-size-asian="12pt" style:font-size-complex="12pt" loext:padding="0cm" loext:border="none"/>
    </style:style>
    <style:style style:name="T19" style:family="text">
      <style:text-properties fo:font-variant="normal" fo:text-transform="none" fo:color="#000000" fo:letter-spacing="normal" fo:font-style="normal" style:text-underline-style="none" fo:font-weight="normal" officeooo:rsid="0028b00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000000" fo:letter-spacing="normal" fo:font-style="normal" style:text-underline-style="none" fo:font-weight="normal" officeooo:rsid="002a6f43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Droid Sans Mono" fo:font-size="10pt" fo:letter-spacing="normal" fo:font-style="normal" fo:font-weight="normal" officeooo:rsid="0028b000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Droid Sans Mono" fo:font-size="10pt" fo:letter-spacing="normal" fo:font-style="normal" fo:font-weight="normal" officeooo:rsid="002a6f43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Droid Sans Mono" fo:font-size="10pt" fo:letter-spacing="normal" fo:font-style="normal" style:text-underline-style="none" fo:font-weight="normal" officeooo:rsid="0028b000" style:font-size-asian="12pt" style:font-weight-asian="bold" style:font-size-complex="12pt" style:font-weight-complex="bold" loext:padding="0cm" loext:border="none"/>
    </style:style>
    <style:style style:name="T24" style:family="text">
      <style:text-properties fo:font-variant="normal" fo:text-transform="none" fo:color="#000000" style:font-name="Droid Sans Mono" fo:font-size="10pt" fo:letter-spacing="normal" fo:font-style="normal" style:text-underline-style="none" fo:font-weight="normal" officeooo:rsid="002a6f43" style:font-size-asian="12pt" style:font-weight-asian="bold" style:font-size-complex="12pt" style:font-weight-complex="bold" loext:padding="0cm" loext:border="none"/>
    </style:style>
    <style:style style:name="T25" style:family="text">
      <style:text-properties style:text-underline-style="none" officeooo:rsid="0028b000"/>
    </style:style>
    <style:style style:name="T26" style:family="text">
      <style:text-properties officeooo:rsid="002a6f43"/>
    </style:style>
    <style:style style:name="T27" style:family="text">
      <style:text-properties officeooo:rsid="002aa0f7"/>
    </style:style>
    <style:style style:name="T28" style:family="text">
      <style:text-properties officeooo:rsid="002efac0"/>
    </style:style>
    <style:style style:name="T29" style:family="text">
      <style:text-properties officeooo:rsid="002efac0" loext:padding="0cm" loext:border="none"/>
    </style:style>
    <style:style style:name="T30" style:family="text">
      <style:text-properties officeooo:rsid="00339313"/>
    </style:style>
    <style:style style:name="T3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lusterDifferences" table:style-name="ClusterDifferences">
        <table:table-column table:style-name="ClusterDifferences.A" table:number-columns-repeated="2"/>
        <table:table-header-rows>
          <table:table-row>
            <table:table-cell table:style-name="ClusterDifferences.A1" office:value-type="string">
              <text:p text:style-name="P7">Cluster 1</text:p>
            </table:table-cell>
            <table:table-cell table:style-name="ClusterDifferences.B1" office:value-type="string">
              <text:p text:style-name="P7">Cluster 2</text:p>
            </table:table-cell>
          </table:table-row>
        </table:table-header-rows>
        <table:table-row>
          <table:table-cell table:style-name="ClusterDifferences.A2" office:value-type="string">
            <text:p text:style-name="P8"><text:span text:style-name="T8">Number of subjects:</text:span> <text:s/>58</text:p>
            <text:p text:style-name="P19"/>
            <text:p text:style-name="P20"><text:span text:style-name="T28">Age: </text:span><text:bookmark text:name="rstudio_console_output26"/><text:span text:style-name="T7">69.5 </text:span><text:span text:style-name="T29">+/- </text:span><text:bookmark text:name="rstudio_console_output29"/><text:span text:style-name="T29">126.3754</text:span></text:p>
            <text:p text:style-name="P20"><text:span text:style-name="T29"/></text:p>
            <text:p text:style-name="P20"><text:span text:style-name="T29">BMI:</text:span><text:bookmark text:name="rstudio_console_output30"/><text:span text:style-name="T7">26.57679</text:span><text:span text:style-name="T29"> +/- </text:span><text:bookmark text:name="rstudio_console_output31"/><text:span text:style-name="T29">6.041189</text:span></text:p>
            <text:p text:style-name="P20"><text:span text:style-name="T29"/></text:p>
            <text:p text:style-name="P21"><text:span text:style-name="T29">A</text:span><text:span text:style-name="T7">sians: 8.62 %</text:span></text:p>
            <text:p text:style-name="P21"><text:span text:style-name="T7"/></text:p>
            <text:p text:style-name="P21"><text:span text:style-name="T7">Europeans: 91.3 %</text:span></text:p>
            <text:p text:style-name="P21"><text:span text:style-name="T7"/></text:p>
            <text:p text:style-name="P21"><text:span text:style-name="T7">Controls: 0 %</text:span></text:p>
            <text:p text:style-name="P20"><text:span text:style-name="T29"/></text:p>
          </table:table-cell>
          <table:table-cell table:style-name="ClusterDifferences.B2" office:value-type="string">
            <text:p text:style-name="P8"><text:span text:style-name="T8">Number of subjects: </text:span><text:s/>171</text:p>
            <text:p text:style-name="P8"/>
            <text:p text:style-name="P2"><text:bookmark text:name="rstudio_console_output27"/><text:span text:style-name="T28">Age:67 +/- </text:span><text:bookmark text:name="rstudio_console_output28"/>151.8189</text:p>
            <text:p text:style-name="P8"/>
            <text:p text:style-name="P20"><text:span text:style-name="T28">BMI: </text:span><text:bookmark text:name="rstudio_console_output32"/><text:span text:style-name="T7">20 </text:span><text:span text:style-name="T29">+/- </text:span><text:bookmark text:name="rstudio_console_output33"/><text:span text:style-name="T29">30.01167</text:span></text:p>
            <text:p text:style-name="P20"><text:span text:style-name="T29"/></text:p>
            <text:p text:style-name="P21"><text:span text:style-name="T29">A</text:span><text:span text:style-name="T7">sians:70.17 %</text:span></text:p>
            <text:p text:style-name="P21"><text:span text:style-name="T7"/></text:p>
            <text:p text:style-name="P21"><text:span text:style-name="T7">Europeans: 23.9 %</text:span></text:p>
            <text:p text:style-name="P21"><text:span text:style-name="T7"/></text:p>
            <text:p text:style-name="P21"><text:span text:style-name="T7">Controls: 5.8 % (All controls are in here)</text:span></text:p>
          </table:table-cell>
        </table:table-row>
        <table:table-row>
          <table:table-cell table:style-name="ClusterDifferences.A2" office:value-type="string">
            <text:p text:style-name="P22"><text:span text:style-name="T8">Clinical Outcomes:</text:span> </text:p>
            <text:p text:style-name="P9"/>
            <text:p text:style-name="P9"><text:span text:style-name="T1">1. High </text:span><text:bookmark text:name="rstudio_console_output"/><text:span text:style-name="T7">A.terreus_conidial_burden_qPCR</text:span></text:p>
            <text:p text:style-name="P9"><text:span text:style-name="T1">Median =</text:span><text:bookmark text:name="rstudio_console_output1"/><text:span text:style-name="T7">2947</text:span></text:p>
            <text:p text:style-name="P8"/>
            <text:p text:style-name="P9"><text:span text:style-name="T1">2.High MMRC Score, Median= </text:span><text:bookmark text:name="rstudio_console_output4"/><text:span text:style-name="T7">2.00</text:span></text:p>
            <text:p text:style-name="P9"><text:span text:style-name="T7"/></text:p>
            <text:p text:style-name="P9"><text:span text:style-name="T2">3.</text:span><text:span text:style-name="T3">High No. of exacerbation, Median = </text:span><text:bookmark text:name="rstudio_console_output6"/><text:span text:style-name="T3">3.000</text:span></text:p>
            <text:p text:style-name="P9"><text:span text:style-name="T3"/></text:p>
            <text:p text:style-name="P12"><text:span text:style-name="T3">4.</text:span><text:span text:style-name="T7">Disease Severity</text:span></text:p>
            <text:p text:style-name="P12"><text:span text:style-name="T7">Mild:12%</text:span></text:p>
            <text:p text:style-name="P12"><text:span text:style-name="T7">Moderate: 17.2 %</text:span></text:p>
            <text:p text:style-name="P12"><text:span text:style-name="T7">Severe: 70.6 %</text:span></text:p>
            <text:p text:style-name="P12"><text:span text:style-name="T4"/></text:p>
            <text:p text:style-name="P17"><text:span text:style-name="T4">5.</text:span><text:bookmark text:name="rstudio_console_output7"/><text:span text:style-name="T4">Broncoodialator</text:span></text:p>
            <text:p text:style-name="P13"><text:span text:style-name="T7">Yes: 55.1 %</text:span></text:p>
            <text:p text:style-name="P13"><text:span text:style-name="T7">No: 44.3 %</text:span></text:p>
            <text:p text:style-name="P8"/>
            <text:p text:style-name="P14"><text:span text:style-name="T5">6. </text:span><text:bookmark text:name="rstudio_console_output8"/><text:span text:style-name="T7">Inhaled.corticosteroids</text:span></text:p>
            <text:p text:style-name="P15">Yes: 55.1 %</text:p>
            <text:p text:style-name="P15">No: 44.8 %</text:p>
            <text:p text:style-name="P15"/>
            <text:p text:style-name="P18"><text:span text:style-name="T6">7.</text:span><text:bookmark text:name="rstudio_console_output9"/><text:span text:style-name="T7">Antifungal</text:span></text:p>
            <text:p text:style-name="P16">Yes: 50 %</text:p>
            <text:p text:style-name="P16">No: <text:s/>50 %</text:p>
          </table:table-cell>
          <table:table-cell table:style-name="ClusterDifferences.B2" office:value-type="string">
            <text:p text:style-name="P23">Clinical Outcomes:</text:p>
            <text:p text:style-name="P8"/>
            <text:p text:style-name="P9"><text:span text:style-name="T1">1. Low </text:span><text:bookmark text:name="rstudio_console_output2"/><text:span text:style-name="T7">A.terreus_conidial_burden_qPCR</text:span></text:p>
            <text:p text:style-name="P9"><text:span text:style-name="T1">Median =</text:span><text:bookmark text:name="rstudio_console_output3"/><text:span text:style-name="T7">1531</text:span></text:p>
            <text:p text:style-name="P8"><text:span text:style-name="T7"/></text:p>
            <text:p text:style-name="P9"><text:span text:style-name="T1">2.Low MMRC Score, Median= </text:span><text:bookmark text:name="rstudio_console_output5"/><text:span text:style-name="T7">1.000</text:span></text:p>
            <text:p text:style-name="P8"><text:span text:style-name="T7"/></text:p>
            <text:p text:style-name="P10"><text:span text:style-name="T7">3.Low No. of exacerbation, Median = 1.000</text:span></text:p>
            <text:p text:style-name="P11"><text:span text:style-name="T3"/></text:p>
            <text:p text:style-name="P12"><text:span text:style-name="T3">4.</text:span><text:span text:style-name="T7">Disease Severity</text:span></text:p>
            <text:p text:style-name="P12"><text:span text:style-name="T7">Mild:13%</text:span></text:p>
            <text:p text:style-name="P12"><text:span text:style-name="T7">Moderate: 35.6%</text:span></text:p>
            <text:p text:style-name="P12"><text:span text:style-name="T7">Severe: 50.8%</text:span></text:p>
            <text:p text:style-name="P12"><text:span text:style-name="T7"/></text:p>
            <text:p text:style-name="P13"><text:span text:style-name="T7">5</text:span><text:bookmark text:name="rstudio_console_output71"/><text:span text:style-name="T7">.</text:span><text:span text:style-name="T4">Broncoodialator</text:span></text:p>
            <text:p text:style-name="P13"><text:span text:style-name="T7">Yes: 39.1% %</text:span></text:p>
            <text:p text:style-name="P13"><text:span text:style-name="T7">No: 60.3 %</text:span></text:p>
            <text:p text:style-name="P13"><text:span text:style-name="T7"/></text:p>
            <text:p text:style-name="P14"><text:span text:style-name="T5">6. </text:span><text:bookmark text:name="rstudio_console_output81"/><text:span text:style-name="T7">Inhaled.corticosteroids</text:span></text:p>
            <text:p text:style-name="P15">Yes: 24.8 %</text:p>
            <text:p text:style-name="P15"><text:span text:style-name="T7">No: 75.1 %</text:span></text:p>
            <text:p text:style-name="P15"><text:span text:style-name="T7"/></text:p>
            <text:p text:style-name="P16"><text:span text:style-name="T7">7.</text:span><text:bookmark text:name="rstudio_console_output91"/><text:span text:style-name="T7">Antifungal</text:span></text:p>
            <text:p text:style-name="P16">Yes: 2.4 %</text:p>
            <text:p text:style-name="P16"><text:span text:style-name="T7">No: 97.5 %</text:span></text:p>
          </table:table-cell>
        </table:table-row>
        <table:table-row>
          <table:table-cell table:style-name="ClusterDifferences.A2" office:value-type="string">
            <text:p text:style-name="P26">Luminex Assay</text:p>
            <text:p text:style-name="P27"/>
            <text:p text:style-name="P28"><text:span text:style-name="T25">1.</text:span><text:span text:style-name="T10">Eotaxin : </text:span><text:bookmark text:name="rstudio_console_output10"/><text:span text:style-name="T11">0.04023787 </text:span><text:span text:style-name="T12">+/- </text:span><text:bookmark text:name="rstudio_console_output11"/><text:span text:style-name="T12">43.45124</text:span></text:p>
            <text:p text:style-name="P28"><text:span text:style-name="T12"/></text:p>
            <text:p text:style-name="P24"><text:span text:style-name="T18">2.</text:span><text:bookmark text:name="rstudio_console_output14"/><text:span text:style-name="T16">Flt.3L</text:span><text:span text:style-name="T21">:</text:span><text:bookmark text:name="rstudio_console_output15"/><text:span text:style-name="T21">0.37908 </text:span><text:span text:style-name="T22">+/- </text:span><text:bookmark text:name="rstudio_console_output17"/><text:span text:style-name="T22">30.01281</text:span></text:p>
            <text:p text:style-name="P24"><text:span text:style-name="T22"/></text:p>
            <text:p text:style-name="P25"><text:span text:style-name="T22">3.</text:span><text:bookmark text:name="rstudio_console_output19"/><text:span text:style-name="T22">Fractalkine: </text:span><text:bookmark text:name="rstudio_console_output20"/><text:span text:style-name="T22">13.631 +/- </text:span><text:bookmark text:name="rstudio_console_output22"/><text:span text:style-name="T22">759.8935 </text:span></text:p>
            <text:p text:style-name="P25"><text:span text:style-name="T22"/></text:p>
            <text:p text:style-name="P3"><text:span text:style-name="T26">4.</text:span>IL.13: 0.06513435 <text:span text:style-name="T26">+/-</text:span> 0.4351521</text:p>
            <text:p text:style-name="P3"/>
            <text:p text:style-name="P3"><text:span text:style-name="T26">5.</text:span>IL.2: 0.02917753 <text:span text:style-name="T26">+/- </text:span>0.1685293</text:p>
            <text:p text:style-name="P3"/>
            <text:p text:style-name="P3"><text:span text:style-name="T26">6.</text:span>IL.9: 0.001794391 <text:span text:style-name="T26">+/-</text:span> 2.809431</text:p>
            <text:p text:style-name="P3"/>
            <text:p text:style-name="P3"><text:soft-page-break/><text:span text:style-name="T26">7.</text:span>MCP.3: 1.068096 <text:span text:style-name="T26">+/-</text:span> 41.34944</text:p>
            <text:p text:style-name="P3"/>
            <text:p text:style-name="P4"><text:span text:style-name="T26">8.</text:span>PDGF.AA: 0.3343265 <text:span text:style-name="T26">+/-</text:span> 14.21394</text:p>
            <text:p text:style-name="P4"/>
            <text:p text:style-name="P4"><text:span text:style-name="T26">9.</text:span>PDGF.AB.BB: 0.825072<text:span text:style-name="T26">+/-</text:span> 3.653543</text:p>
            <text:p text:style-name="P4"/>
            <text:p text:style-name="P3"><text:span text:style-name="T26">10.</text:span>TNFb: 0.04361324 <text:span text:style-name="T26">+/-</text:span> 0.00256456</text:p>
            <text:p text:style-name="P3"/>
            <text:p text:style-name="P4"><text:span text:style-name="T26">11.</text:span>Asp.f8: 0.7206904 <text:span text:style-name="T26">+/-</text:span> 3.601585</text:p>
            <text:p text:style-name="P6"/>
          </table:table-cell>
          <table:table-cell table:style-name="ClusterDifferences.B2" office:value-type="string">
            <text:p text:style-name="P26">Luminex Assay</text:p>
            <text:p text:style-name="P26"/>
            <text:p text:style-name="P29"><text:span text:style-name="T9">1.</text:span><text:span text:style-name="T13">Eotaxin : </text:span><text:bookmark text:name="rstudio_console_output12"/><text:span text:style-name="T12">0.3161859</text:span><text:span text:style-name="T14"> </text:span><text:span text:style-name="T15">+/- </text:span><text:bookmark text:name="rstudio_console_output13"/><text:span text:style-name="T15">26.02762</text:span></text:p>
            <text:p text:style-name="P29"><text:span text:style-name="T15"/></text:p>
            <text:p text:style-name="P25"><text:span text:style-name="T19">2.</text:span><text:bookmark text:name="rstudio_console_output141"/><text:span text:style-name="T23">Flt.3L:</text:span><text:bookmark text:name="rstudio_console_output16"/><text:span text:style-name="T17">1.329940</text:span><text:span text:style-name="T23"> </text:span><text:span text:style-name="T24">+/- </text:span><text:bookmark text:name="rstudio_console_output18"/><text:span text:style-name="T24">15.16912</text:span></text:p>
            <text:p text:style-name="P25"><text:span text:style-name="T24"/></text:p>
            <text:p text:style-name="P25"><text:span text:style-name="T24">3.</text:span><text:bookmark text:name="rstudio_console_output191"/><text:span text:style-name="T24">Fractalkine": </text:span><text:bookmark text:name="rstudio_console_output21"/><text:span text:style-name="T24">19.92125</text:span><text:bookmark text:name="rstudio_console_output201"/><text:span text:style-name="T24"> +/- </text:span><text:bookmark text:name="rstudio_console_output23"/><text:span text:style-name="T24">1198.152</text:span></text:p>
            <text:p text:style-name="P25"><text:span text:style-name="T24"/></text:p>
            <text:p text:style-name="P1"><text:span text:style-name="T20">4.IL.13:</text:span> 0.167107 <text:span text:style-name="T26">+/-</text:span> 5.287254</text:p>
            <text:p text:style-name="P1"/>
            <text:p text:style-name="P3"><text:span text:style-name="T26">5.</text:span>IL.2: 0.1293557 <text:span text:style-name="T26">+/-</text:span> 0.150298</text:p>
            <text:p text:style-name="P3"/>
            <text:p text:style-name="P4"><text:span text:style-name="T26">6.</text:span>IL.9: 0.01140756 <text:span text:style-name="T26">+/- </text:span><text:s/>3.65448</text:p>
            <text:p text:style-name="P4"/>
            <text:p text:style-name="P4"><text:soft-page-break/><text:span text:style-name="T26">7.</text:span>MCP.3: 2.014495 <text:span text:style-name="T26">+/-</text:span> 909.8239</text:p>
            <text:p text:style-name="P4"/>
            <text:p text:style-name="P4"><text:span text:style-name="T26">8.</text:span>PDGF.AA: 0.6191895 <text:span text:style-name="T26">+/-</text:span> 17.17833</text:p>
            <text:p text:style-name="P4"/>
            <text:p text:style-name="P4"><text:span text:style-name="T26">9.</text:span>PDGF.AB.BB: 2.089939 <text:span text:style-name="T26">+/-</text:span> 20.71956</text:p>
            <text:p text:style-name="P4"/>
            <text:p text:style-name="P4"><text:span text:style-name="T26">10.</text:span>TNFb: 0.06914592 <text:span text:style-name="T26">+/-</text:span> 37.2139</text:p>
            <text:p text:style-name="P4"/>
            <text:p text:style-name="P5"><text:span text:style-name="T27">11.</text:span>Asp.f8: 0.9925302 <text:span text:style-name="T27">+/-</text:span> 9633.582</text:p>
            <text:p text:style-name="P25"><text:span text:style-name="T24"/></text:p>
          </table:table-cell>
        </table:table-row>
        <table:table-row>
          <table:table-cell table:style-name="ClusterDifferences.A2" office:value-type="string">
            <text:p text:style-name="P30">Bacteria</text:p>
            <text:p text:style-name="P34">(On Average)</text:p>
            <text:p text:style-name="P34"/>
            <text:p text:style-name="P36">Streptococcus: 45.67500144258621</text:p>
            <text:p text:style-name="P36">Haemophilus: 30.109694626810345</text:p>
            <text:p text:style-name="P36">Rothia: 10.089581269724139</text:p>
            <text:p text:style-name="P36">Pseudomonas: 3.8887701376034483</text:p>
            <text:p text:style-name="P36">Granulicatella: 3.0496349493965518</text:p>
            <text:p text:style-name="P36">Moraxella: 0.9437996072758621</text:p>
            <text:p text:style-name="P36">Neisseria: 0.8782981891034484</text:p>
            <text:p text:style-name="P36">Actinomyces: 0.8648385213793103</text:p>
            <text:p text:style-name="P36">Prevotella: 0.7957908922241379</text:p>
            <text:p text:style-name="P36">Veillonella: 0.7294936659827586</text:p>
            <text:p text:style-name="P36">Achromobacter: 0.47261236215517244</text:p>
            <text:p text:style-name="P36">Porphyromonas: 0.36347402153448277</text:p>
            <text:p text:style-name="P36">Gemella: 0.3380685268793104</text:p>
            <text:p text:style-name="P36">Proteus: 0.257880549137931</text:p>
            <text:p text:style-name="P36">Fusobacterium: 0.18543387587931037</text:p>
            <text:p text:style-name="P36">Actinobacillus: 0.17490881489655175</text:p>
            <text:p text:style-name="P36">Abiotrophia: 0.16924949731034483</text:p>
            <text:p text:style-name="P36">Leptotrichia: 0.15854091096551726</text:p>
            <text:p text:style-name="P36">Capnocytophaga: 0.146279468637931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><text:soft-page-break/></text:p>
            <text:p text:style-name="P35"/>
            <text:p text:style-name="P35"/>
            <text:p text:style-name="P32">Fungal</text:p>
            <text:p text:style-name="P38">(on Average)</text:p>
            <text:p text:style-name="P33"/>
            <text:p text:style-name="P37">Candida: 78.76761409993102</text:p>
            <text:p text:style-name="P37">Saccharomyces: 6.9480055692931035</text:p>
            <text:p text:style-name="P37">Clavispora: 3.1446542288965516</text:p>
            <text:p text:style-name="P37">Wickerhamomyces: 2.1739063506206895</text:p>
            <text:p text:style-name="P37">unidentified: 1.9108568713965517</text:p>
            <text:p text:style-name="P37">Penicillium: 1.7678606001551722</text:p>
            <text:p text:style-name="P37">Cryptococcus: 1.5331999429482759</text:p>
            <text:p text:style-name="P37">Botrytis: 1.372344746724138</text:p>
            <text:p text:style-name="P37">Alternaria: 0.314169032</text:p>
            <text:p text:style-name="P37">Pichia: 0.3089033358793104</text:p>
            <text:p text:style-name="P37">Phaeosphaeria: 0.2854539444827586</text:p>
            <text:p text:style-name="P37">Aspergillus: 0.2485573175</text:p>
            <text:p text:style-name="P37">Hanseniaspora: 0.2388925845862069</text:p>
            <text:p text:style-name="P37">Trametes: 0.1381673974827586</text:p>
          </table:table-cell>
          <table:table-cell table:style-name="ClusterDifferences.B2" office:value-type="string">
            <text:p text:style-name="P30">Bacteria</text:p>
            <text:p text:style-name="P31">(<text:span text:style-name="T31">On Average</text:span>)</text:p>
            <text:p text:style-name="P31"/>
            <text:p text:style-name="P37">Streptococcus: 22.44573053797076</text:p>
            <text:p text:style-name="P37">Haemophilus: 13.37363830560234</text:p>
            <text:p text:style-name="P37">Rothia: 11.59565348525731</text:p>
            <text:p text:style-name="P37">Neisseria: 6.980660613491228</text:p>
            <text:p text:style-name="P37">Pseudomonas: 6.68092667919883</text:p>
            <text:p text:style-name="P37">Prevotella: 6.302074639707602</text:p>
            <text:p text:style-name="P37">Veillonella: 5.128641361578947</text:p>
            <text:p text:style-name="P37">Actinomyces: 3.642031700549707</text:p>
            <text:p text:style-name="P37">Klebsiella: 3.056995700824561</text:p>
            <text:p text:style-name="P37">Gemella: 2.6060454282690055</text:p>
            <text:p text:style-name="P37">Porphyromonas: 2.2833596094853803</text:p>
            <text:p text:style-name="P37">Actinobacillus: 1.8094677213918129</text:p>
            <text:p text:style-name="P37">Moraxella: 1.749377634064328</text:p>
            <text:p text:style-name="P37">Granulicatella: 1.4833820233508772</text:p>
            <text:p text:style-name="P37">Leptotrichia: 1.2205702846432749</text:p>
            <text:p text:style-name="P37">Corynebacterium: 1.1024361557836257</text:p>
            <text:p text:style-name="P37">Fusobacterium: 1.0679386504152046</text:p>
            <text:p text:style-name="P37">Staphylococcus: 1.064607741619883</text:p>
            <text:p text:style-name="P37">Lactobacillus: 0.7280114654093568</text:p>
            <text:p text:style-name="P37">Acinetobacter: 0.6021992548479531</text:p>
            <text:p text:style-name="P37">Capnocytophaga: 0.5093108093508772</text:p>
            <text:p text:style-name="P37">Abiotrophia: 0.3964111738304094</text:p>
            <text:p text:style-name="P37">Lautropia: 0.3067465973040936</text:p>
            <text:p text:style-name="P37">Achromobacter: 0.2686003481812866</text:p>
            <text:p text:style-name="P37">Selenomonas: 0.23957113929239768</text:p>
            <text:p text:style-name="P37">Atopobium: 0.2360860198830409</text:p>
            <text:p text:style-name="P37">Aggregatibacter: 0.20972143795321638</text:p>
            <text:p text:style-name="P37">Campylobacter: 0.20914729294152046</text:p>
            <text:p text:style-name="P37">Treponema: 0.2043792478245614</text:p>
            <text:p text:style-name="P37">Nocardia: 0.19590807937426902</text:p>
            <text:p text:style-name="P37">Bulleidia: 0.19124802929239768</text:p>
            <text:p text:style-name="P37">Peptostreptococcus: 0.1804602976608187</text:p>
            <text:p text:style-name="P37">Oribacterium: 0.1419193308596491</text:p>
            <text:p text:style-name="P37">Moryella: 0.12512679174269006</text:p>
            <text:p text:style-name="P37">Proteus: 0.12224017110526315</text:p>
            <text:p text:style-name="P37">Parvimonas: 0.12054285138011697</text:p>
            <text:p text:style-name="P37">Tannerella: 0.1176074231871345</text:p>
            <text:p text:style-name="P37">Megasphaera: 0.10695881867251462</text:p>
            <text:p text:style-name="P37"><text:soft-page-break/>Dialister: 0.10334456594152047</text:p>
            <text:p text:style-name="P37">Stenotrophomonas: 0.10085182318713451</text:p>
            <text:p text:style-name="P37"/>
            <text:p text:style-name="P32">Fungal</text:p>
            <text:p text:style-name="P38">(on Average)</text:p>
            <text:p text:style-name="P38"/>
            <text:p text:style-name="P37">Candida: 74.6579612098772</text:p>
            <text:p text:style-name="P37">Saccharomyces: 5.8093512093742685</text:p>
            <text:p text:style-name="P37">unidentified: 5.78179312308187</text:p>
            <text:p text:style-name="P37">Aspergillus: 4.108623279555555</text:p>
            <text:p text:style-name="P37">Penicillium: 1.4522947314152048</text:p>
            <text:p text:style-name="P37">Issatchenkia: 0.6099279572046783</text:p>
            <text:p text:style-name="P37">Trichosporon: 0.5529778534795322</text:p>
            <text:p text:style-name="P37">Mycosphaerella: 0.4108926707251462</text:p>
            <text:p text:style-name="P37">Kodamaea: 0.3700974396491228</text:p>
            <text:p text:style-name="P37">Phellinus: 0.3140227308245614</text:p>
            <text:p text:style-name="P37">Cryptococcus: 0.28585054720467834</text:p>
            <text:p text:style-name="P37">Cladosporium: 0.2820118475497076</text:p>
            <text:p text:style-name="P37">Schizophyllum: 0.27200325752631577</text:p>
            <text:p text:style-name="P37">Malassezia: 0.24098709653801173</text:p>
            <text:p text:style-name="P37">Peyronellaea: 0.24026190734502928</text:p>
            <text:p text:style-name="P37">Phlebia: 0.2395938697251462</text:p>
            <text:p text:style-name="P37">Grammothele: 0.21246810478362577</text:p>
            <text:p text:style-name="P37">Phlebiopsis: 0.2119946004502924</text:p>
            <text:p text:style-name="P37">Sarocladium: 0.21149273252046785</text:p>
            <text:p text:style-name="P37">Meyerozyma: 0.181983485877193</text:p>
            <text:p text:style-name="P37">Simplicillium: 0.17673836698245612</text:p>
            <text:p text:style-name="P37">Rhodotorula: 0.1683615112163743</text:p>
            <text:p text:style-name="P37">Curvularia: 0.14858116099999996</text:p>
            <text:p text:style-name="P37">Ceriporia: 0.1260041442748538</text:p>
            <text:p text:style-name="P37">Phanerochaete: 0.11415140965497077</text:p>
            <text:p text:style-name="P37">Earliella: 0.11233209819298245</text:p>
            <text:p text:style-name="P37">Psathyrella: 0.1040564598947368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2:19:17.785371926</meta:creation-date>
    <dc:date>2018-07-11T15:21:39.054714032</dc:date>
    <meta:editing-duration>PT50M21S</meta:editing-duration>
    <meta:editing-cycles>17</meta:editing-cycles>
    <meta:generator>LibreOffice/5.1.3.2$Linux_X86_64 LibreOffice_project/644e4637d1d8544fd9f56425bd6cec110e49301b</meta:generator>
    <meta:document-statistic meta:table-count="1" meta:image-count="0" meta:object-count="0" meta:page-count="3" meta:paragraph-count="182" meta:word-count="449" meta:character-count="4803" meta:non-whitespace-character-count="4530"/>
  </office:meta>
</office:document-meta>
</file>